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Noto Sans CJK SC" svg:font-family="Noto Sans CJK SC"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Fuentedepárrafopredeter." style:family="text">
      <style:text-properties style:language-asian="es" style:country-asian="ES" style:language-complex="ar" style:country-complex="SA"/>
    </style:style>
    <style:style style:name="P3" style:parent-style-name="Normal" style:family="paragraph">
      <style:paragraph-properties fo:text-align="end"/>
    </style:style>
    <style:style style:name="T4" style:parent-style-name="Fuentedepárrafopredeter." style:family="text">
      <style:text-properties fo:font-style="italic" style:font-style-asian="italic" fo:font-size="18pt" style:font-size-asian="18pt" style:font-size-complex="18pt"/>
    </style:style>
    <style:style style:name="P5" style:parent-style-name="Normal" style:family="paragraph">
      <style:paragraph-properties fo:text-align="end"/>
    </style:style>
    <style:style style:name="T6" style:parent-style-name="Fuentedepárrafopredeter." style:family="text">
      <style:text-properties fo:font-style="italic" style:font-style-asian="italic" fo:font-size="18pt" style:font-size-asian="18pt" style:font-size-complex="18pt"/>
    </style:style>
    <style:style style:name="P7" style:parent-style-name="Normal" style:family="paragraph">
      <style:paragraph-properties fo:text-align="end"/>
      <style:text-properties fo:font-style="italic" style:font-style-asian="italic" fo:font-size="18pt" style:font-size-asian="18pt" style:font-size-complex="18pt"/>
    </style:style>
    <style:style style:name="P8" style:parent-style-name="Normal" style:family="paragraph">
      <style:paragraph-properties fo:text-align="end"/>
    </style:style>
    <style:style style:name="T9" style:parent-style-name="Fuentedepárrafopredeter." style:family="text">
      <style:text-properties fo:font-style="italic" style:font-style-asian="italic" fo:font-size="18pt" style:font-size-asian="18pt" style:font-size-complex="18pt"/>
    </style:style>
    <style:style style:name="T10" style:parent-style-name="Fuentedepárrafopredeter." style:family="text">
      <style:text-properties style:language-asian="es" style:country-asian="ES" style:language-complex="ar" style:country-complex="SA"/>
    </style:style>
    <style:style style:name="P11" style:parent-style-name="Normal" style:family="paragraph">
      <style:paragraph-properties fo:text-align="end"/>
    </style:style>
    <style:style style:name="T12" style:parent-style-name="Fuentedepárrafopredeter." style:family="text">
      <style:text-properties style:font-name="Georgia" fo:font-weight="bold" style:font-weight-asian="bold" style:font-weight-complex="bold" fo:font-size="72pt" style:font-size-asian="72pt" style:font-size-complex="72pt"/>
    </style:style>
    <style:style style:name="P13" style:parent-style-name="Textbody" style:family="paragraph">
      <style:paragraph-properties fo:break-before="page"/>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draw:frame draw:z-index="251659264" draw:id="id0" draw:style-name="a0" draw:name="Shape2" text:anchor-type="paragraph" svg:x="1.41181in" svg:y="7.48819in" svg:width="4.41875in" svg:height="2.01736in" style:rel-width="scale" style:rel-height="scale"><draw:text-box><text:p text:style-name="P3"><text:span text:style-name="T4">Carlos González Cruz – 29629228F</text:span></text:p><text:p text:style-name="P5"><text:span text:style-name="T6">Comportamiento de personajes</text:span></text:p><text:p text:style-name="P7">Grado en Diseño y Desarrollo de Videojuegos, 4º Ferraz</text:p><text:p text:style-name="P8"><text:span text:style-name="T9">Versión 1.0</text:span></text:p></draw:text-box><svg:title/><svg:desc/></draw:frame></text:span><text:span text:style-name="T10"><draw:frame draw:z-index="251658240" draw:id="id1" draw:style-name="a1" draw:name="Shape1" text:anchor-type="paragraph" svg:x="0.70984in" svg:y="5.38661in" svg:width="5.88542in" svg:height="1.44097in" style:rel-width="scale" style:rel-height="scale"><draw:text-box><text:p text:style-name="P11"><text:span text:style-name="T12">4X sin título</text:span></text:p></draw:text-box><svg:title/><svg:desc/></draw:frame></text:span></text:p>
      <text:soft-page-break/>
      <text:p text:style-name="P13">El proyecto consiste en una simulación de un<text:s/>juego basado en el género 4X sin interacción con un usuario, donde todos los participantes son inteligencias artificiales. La partida tiene lugar en un tablero dividido en celdas cuadradas. Cada participante toma el control de lo que denominaremos un «país», y podrá interactuar con el mundo a través de «ejércitos» representados por fichas. Cada país <text:s/>controla un segmento del tablero que puede ser conquistado o expandido. El objetivo es dominar el tablero en su totalidad.</text:p>
      <text:h text:style-name="Título1" text:outline-level="1">El juego</text:h>
      <text:p text:style-name="Textbody">Como se indica en el párrafo anterior, el tablero está dividido en celdas cuadradas, distribuidas de manera uniforme. Cada celda puede pertenecer a un país, en cuyo caso aparecerá dibujada del color correspondiente, o estar sin reclamar, en cuyo caso aparecerá blanca. La presencia de un país viene indicada por la cantidad de celdas de su color; si no hay ninguna, el país abandonará la partida.</text:p>
      <text:p text:style-name="Textbody">Cada país contiene una cantidad determinada de ejércitos. Cada ejército viene representado por una ficha del color del país al que corresponde. Un ejército se encuentra físicamente en una celda, y la celda en la que se encuentra no puede ser accedida por otro ejército, amistoso o no, con una excepción. Cada ejército tiene además una cantidad de regimientos, indicada por un número cercano a la ficha, y un «suit», basado en los palos de la baraja francesa. Un ejército puede dividirse en ejércitos menores del mismo suit repartiendo sus regimientos, y distintos ejércitos del mismo suit pueden combinarse resultando en uno con la suma de todos los regimientos. El suit es relevante a la hora de combatir: Si un ejército recibe un ataque de otro con un suit fuerte respecto al propio, perderá el doble de regimientos de lo normal. Si un ejército tiene menos de un regimiento, se disuelve.</text:p>
      <text:p text:style-name="Textbody">La partida avanza por turnos. Cada ejército de la partida puede realizar una única acción simple de una lista de acciones, por ejemplo esperar, moverse o atacar, detallada en otra sección. El movimiento y la interacción de los ejércitos se contempla en las ocho direcciones disponibles.</text:p>
      <text:p text:style-name="Textbody">Un ejército puede atacar a un ejército enemigo contiguo una vez por turno. Si un ejército recibe un ataque, perderá un regimiento, salvo si recibe un ataque de un ejército cuyo suit es fuerte respecto al propio, en cuyo caso perderá dos.</text:p>
      <text:p text:style-name="Textbody">Una celda sin reclamar o de otro país puede ser reclamada por un país si uno de sus ejércitos ha esperado en ella durante cierto número de turnos, y la celda ha sido contigua a otra celda propia dichos turnos. Si un país A sólo tiene una celda bajo su<text:s/><text:soft-page-break/>control y un país B la reclama, se considerará que B ha conquistado a A. En este caso, todos los ejércitos anteriormente bajo el control de A pasan a estar bajo el control de B.</text:p>
      <text:p text:style-name="Textbody">Cada país tiene un factor de regimientos por celda. Si el número total de regimientos de<text:s/>un país, dividido por el número de celdas poseídas, es menor que este factor, el país puede asignar a una celda propia la producción de un ejército de un regimiento, de un suit de su elección. Se puede realizar esta acción una vez por turno, además de dar<text:s/>órdenes a los ejércitos ya existentes. Una celda puede contener un ejército en producción, que tardará una cantidad determinada de turnos en aparecer en la partida. El país no tiene que esperar a que la producción en una celda termine para asignar producción a otra celda, pero sí hay que esperar para asignársela a la misma celda. La producción se pausará si un regimiento enemigo o un regimiento amistoso de distinto suit se coloca en la celda, y se detendrá si la celda es reclamada por otro país o si el país<text:s/>llega al límite de regimientos indicado por el factor antes de que la producción termine. Es posible que un país supere el límite por otras vías; por ejemplo, conquistar otro país o perder celdas. No hay penalizaciones por este hecho, más allá de no poder<text:s/>producir más regimientos hasta que pierda suficientes regimientos como para cumplir con el límite.</text:p>
      <text:p text:style-name="Textbody">La partida terminará cuando todas las celdas del tablero estén del mismo color.</text:p>
      <text:h text:style-name="Título1" text:outline-level="1">La inteligencia artificial</text:h>
      <text:p text:style-name="Textbody">El entorno en el que funcionan los agentes<text:s/>inteligentes del juego es una implementación propia que parte de la planificación STRIPS vista en clase. Todos los elementos que usan inteligencia artificial son «agentes», que modelan su visión del mundo por medio de «stats», y realizan cambios en el mismo por medio de «acciones», que pueden planear de antemano a través de sus «consecuencias».</text:p>
      <text:p text:style-name="Textbody">En el caso de este proyecto, los agentes son los países. Cada agente posee una serie de stats que pueden ser consultados por el resto de agentes. Estos stats representan de forma numérica un aspecto del estado del mundo, por ejemplo, número de regimientos de un suit de un país. El valor de un stat se puede calcular en tiempo real. Cada agente puede realizar también una serie de acciones. Estas acciones, además de realizar un cambio en el estado del mundo, también tienen explícitamente definidas unas consecuencias que reflejan virtualmente esos cambios. Por ejemplo, la acción de ordenar atacar a un ejército enemigo tiene la consecuencia de reducir en uno o dos el stat mencionado en el ejemplo anterior.</text:p>
      <text:soft-page-break/>
      <text:p text:style-name="Textbody">Estas consecuencias existen para permitir simular cambios en el mundo cuando un agente está trazando un plan, sin tener que modificar el mundo. El agente buscará, en todo momento, dejar los stats de todo el mundo en el estado que más le convenga.</text:p>
      <text:p text:style-name="Textbody">Para definir cuál es el estado del mundo que más conviene, cada agente tiene asignado un perfil, no necesariamente único. Un perfil define una función de «conveniencia» asociada a cada stat. Esta función indica, a través de un valor numérico, si el agente encuentra el valor del stat como algo positivo o negativo, y cuánta importancia le da. El resultado de la función puede variar según el agente al que pertenezca el stat. Por ejemplo, la conveniencia del número de regimientos propios es positiva, pero la conveniencia del número de regimientos enemigos es negativa. Además, la conveniencia de que el enemigo tenga regimientos de un suit fuerte respecto a la mayoría de suits propios puede ser aún más negativa. Como el objetivo de todos<text:s/>los agentes es maximizar su propia conveniencia, podría priorizar eliminar a los regimientos enemigos del suit fuerte.</text:p>
      <text:p text:style-name="Textbody">El hecho de que haya varios perfiles prentende reflejar que distintos agentes tengan distintos criterios para actuar. Por ejemplo, algunos agentes podrían centrarse en atacar, mientras que otros agentes podrían centrarse en defender.</text:p>
      <text:p text:style-name="Textbody">A través de las consecuencias explícitas, los agentes pueden predecir la conveniencia que tendrán las acciones que realicen, por lo que trazarán planes que empujen el mundo hacia el estado que tenga la conveniencia más alta que puedan predecir. En un principio los planes que realicen tendrán cierta abstracción y usarán heurísticas. Por ejemplo, si están considerando enviar a uno de sus ejércitos a combatir con un ejército enemigo, no calcularán la ruta que su ejército tiene que seguir en el momento, sino que usarán una aproximación optimista. Esto es para agilizar el proceso de crear un plan, ya que los agentes tienen que barajar muchas posibilidades.</text:p>
      <text:p text:style-name="Textbody">Una vez el<text:s/>agente haya terminado de explorar todas las posibilidades, tendrá una serie de opciones con una serie de conveniencias asignadas. Como hemos usado heurísticas, es posible que el plan que aparenta ser el más conveniente, no lo sea tanto en realidad. En esta<text:s/>etapa, el agente debe reevaluar el plan más conveniente, esta vez con consideraciones más realistas. Algunas acciones, como por ejemplo ordenar a un regimiento ir de un punto a otro, tiene su propio impacto en la conveniencia independientemente de los stats. Como la heurística era optimista, la conveniencia resultante de esta reevaluación siempre será menor.</text:p>
      <text:soft-page-break/>
      <text:p text:style-name="Textbody">El agente se adherirá al plan original, el que en teoría tenía mayor conveniencia, si su conveniencia real no es mucho menor que la conveniencia teórica del segundo plan. En caso de que lo sea, pasará a reevaluar el segundo plan, que puede resultar en una conveniencia real mayor que el primero, en cuyo caso realizará el segundo; puede resultar en una conveniencia real menor que el primero, en cuyo caso<text:s/>reevaluará el tercero, etc. El agente terminará de buscar un plan cuando haya encontrado uno cuya conveniencia real sea mayor que la conveniencia teórica de todos los que no ha reevaluado, o cuando no queden planes que reevaluar, y ejecutará el de mayor conveniencia real.</text:p>
      <text:p text:style-name="Textbody">El impacto en la conveniencia de las acciones procede principalmente de las órdenes. Para controlar a un ejército, es necesario darle órdenes. Según el perfil del agente, estas órdenes también tienen una conveniencia asignada, y si un plan<text:s/>implica dar estas órdenes, las órdenes afectarán a la conveniencia del plan. Por ejemplo, si hay que ordenar a un ejército moverse de un punto A a un punto B, hay que generar la ruta a seguir. Esta ruta tendrá cierta longitud, es decir, para recorrerse necesitará cierta cantidad de órdenes de movimiento, y cada orden afecta a la conveniencia. Por lo tanto, los planes que implican que los ejércitos sigan rutas más largas serán menos convenientes. Ordenar a un ejército que se acerque a un enemigo que no piensa atacar también puede ser menos conveniente.</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Noto Sans CJK SC" svg:font-family="Noto Sans CJK SC"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Calibri"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style:font-weight-complex="bold" fo:hyphenate="false"/>
    </style:style>
    <style:style style:name="Título2" style:display-name="Título 2" style:family="paragraph" style:parent-style-name="Heading" style:next-style-name="Textbody" style:default-outline-level="2">
      <style:paragraph-properties fo:margin-top="0.1388in"/>
      <style:text-properties style:font-weight-complex="bold" fo:font-size="17pt" style:font-size-asian="17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Georgia" fo:font-weight="bold" style:font-weight-asian="bold" fo:font-size="22pt" style:font-size-asian="22pt" style:font-size-complex="14pt" fo:hyphenate="false"/>
    </style:style>
    <style:style style:name="Textbody" style:display-name="Text body" style:family="paragraph" style:parent-style-name="Standard">
      <style:paragraph-properties fo:text-align="justify" fo:margin-bottom="0.0972in" fo:line-height="115%" fo:text-indent="0.3937in"/>
      <style:text-properties fo:font-size="14pt" style:font-size-asian="14pt" fo:hyphenate="false"/>
    </style:style>
    <style:style style:name="Lista" style:display-name="Lista" style:family="paragraph" style:parent-style-name="Textbody">
      <style:text-properties style:font-name-asian="Calibri"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asian="Calib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Calibri"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arlos Gonzalez Cruz</dc:creator>
    <meta:creation-date>2019-10-25T22:41:00Z</meta:creation-date>
    <dc:date>2019-11-07T07:18:00Z</dc:date>
    <meta:print-date>2019-11-07T07:14:00Z</meta:print-date>
    <meta:template xlink:href="Normal.dotm" xlink:type="simple"/>
    <meta:editing-cycles>5</meta:editing-cycles>
    <meta:editing-duration>PT1740S</meta:editing-duration>
    <meta:document-statistic meta:page-count="5" meta:paragraph-count="18" meta:word-count="1431" meta:character-count="9287" meta:row-count="65" meta:non-whitespace-character-count="7874"/>
  </office:meta>
</office:document-meta>
</file>